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pring.h2.console.enabled=true</text:p>
      <text:p text:style-name="Standard">spring.datasource.platform=h2</text:p>
      <text:p text:style-name="Standard">spring.datasource.url=jdbc:h2:mem:userDb</text:p>
      <text:p text:style-name="Standard"/>
      <text:p text:style-name="Standard">spring.mvc.view.prefix = /WEB-INF/</text:p>
      <text:p text:style-name="Standard">spring.mvc.view.suffix = .jsp</text:p>
      <text:p text:style-name="Standard">spring.mvc.static-path-pattern=/resources/**</text:p>
      <text:p text:style-name="Standard"/>
      <text:p text:style-name="Standard">spring.session.timeout=60s</text:p>
      <text:p text:style-name="Standard"/>
      <text:p text:style-name="Standard">spring.datasource.url=jdbc:mysql://database-1.cajfoicz1xfr.us-east-2.rds.amazonaws.com</text:p>
      <text:p text:style-name="Standard">spring.datasource.username=admin</text:p>
      <text:p text:style-name="Standard">spring.datasource.password=admin123</text:p>
      <text:p text:style-name="Standard"/>
      <text:p text:style-name="Standard">#Hibernate</text:p>
      <text:p text:style-name="Standard">spring.jpa.properties.hibernate.dialect = org.hibernate.dialect.MySQL5InnoDBDialect</text:p>
      <text:p text:style-name="Standard"/>
      <text:p text:style-name="Standard">#Hibernate auto ddl</text:p>
      <text:p text:style-name="Standard">spring.jpa.hibernate.ddl-auto=update</text:p>
      <text:p text:style-name="Standard"/>
      <text:p text:style-name="Standard">logging.level.org.hibernate.SQL=DEBUG</text:p>
      <text:p text:style-name="Standard">#server.port=80</text:p>
      <text:p text:style-name="Standard"/>
      <text:p text:style-name="Standard">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</text:p>
      <text:p text:style-name="Standard"/>
      <text:p text:style-name="Standard">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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9T09:04:33.231029107</meta:creation-date>
    <dc:date>2022-08-30T09:33:58.567149738</dc:date>
    <meta:editing-duration>PT10M1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26" meta:character-count="665" meta:non-whitespace-character-count="657"/>
  </office:meta>
</office:document-meta>
</file>